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13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0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07"/>
        </table:table-row>
        <table:table-row table:style-name="ro2">
          <table:table-cell/>
          <table:table-cell table:style-name="ce11"/>
          <table:table-cell table:style-name="ce13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128" calcext:value-type="float">
            <text:p>12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128" calcext:value-type="float">
            <text:p>12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7" table:number-rows-spanned="1">
            <text:p>MAX2</text:p>
          </table:table-cell>
          <table:covered-table-cell table:number-columns-repeated="6"/>
          <table:table-cell table:style-name="ce15" office:value-type="string" calcext:value-type="string" table:number-columns-spanned="8" table:number-rows-spanned="1">
            <text:p>MAX1</text:p>
          </table:table-cell>
          <table:covered-table-cell table:number-columns-repeated="7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7"/>
        </table:table-row>
        <table:table-row table:style-name="ro2">
          <table:table-cell/>
          <table:table-cell table:style-name="ce2"/>
          <table:table-cell table:style-name="ce4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7" table:number-rows-spanned="1">
            <text:p>MAX2</text:p>
          </table:table-cell>
          <table:covered-table-cell table:number-columns-repeated="6"/>
          <table:table-cell table:style-name="ce6" office:value-type="string" calcext:value-type="string" table:number-columns-spanned="8" table:number-rows-spanned="1">
            <text:p>MAX1</text:p>
          </table:table-cell>
          <table:covered-table-cell table:number-columns-repeated="7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3" table:style-name="ta1">
        <table:table-column table:style-name="co1" table:number-columns-repeated="1024" table:default-cell-style-name="ce10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8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4" calcext:value-type="float">
            <text:p>134</text:p>
          </table:table-cell>
          <table:table-cell table:number-columns-repeated="1007"/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07"/>
        </table:table-row>
        <table:table-row table:style-name="ro2">
          <table:table-cell/>
          <table:table-cell table:style-name="ce11"/>
          <table:table-cell table:style-name="ce13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128" calcext:value-type="float">
            <text:p>128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128" calcext:value-type="float">
            <text:p>12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7" table:number-rows-spanned="1">
            <text:p>MAX2</text:p>
          </table:table-cell>
          <table:covered-table-cell table:number-columns-repeated="6"/>
          <table:table-cell table:style-name="ce15" office:value-type="string" calcext:value-type="string" table:number-columns-spanned="8" table:number-rows-spanned="1">
            <text:p>MAX1</text:p>
          </table:table-cell>
          <table:covered-table-cell table:number-columns-repeated="7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23:19:19.359673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nze </meta:initial-creator>
    <meta:creation-date>2014-07-06T15:23:38.225522998</meta:creation-date>
    <dc:date>2014-08-05T23:24:31.489772134</dc:date>
    <dc:creator>rinze </dc:creator>
    <meta:editing-duration>PT5M14S</meta:editing-duration>
    <meta:editing-cycles>2</meta:editing-cycles>
    <meta:generator>LibreOffice/4.2.6.2$Linux_x86 LibreOffice_project/420m0$Build-2</meta:generator>
    <meta:document-statistic meta:table-count="3" meta:cell-count="576" meta:object-count="0"/>
  </office:meta>
</office:document-meta>
</file>